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ombieHierarchyManager.getItemState( Item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ZombieHierarchyManager.hasItemState( ItemId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ZombieHierarchyManager.ZombieHierarchyManager( HierarchyManagerImpl parent , ItemStateManager provider , ItemStateManager att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ZombieHierarchyManager.getChildNodeEntry( NodeState parent , Name name ,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ZombieHierarchyManager.getParentId( Item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ZombieHierarchyManager.getChildNodeEntry( NodeState parent , Node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